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Khmer OS" officeooo:rsid="002072b9" officeooo:paragraph-rsid="000af772"/>
    </style:style>
    <style:style style:name="P2" style:family="paragraph" style:parent-style-name="Standard">
      <style:paragraph-properties fo:text-align="center" style:justify-single-word="false"/>
      <style:text-properties style:font-name="Khmer OS" officeooo:rsid="001aca1f" officeooo:paragraph-rsid="000af772"/>
    </style:style>
    <style:style style:name="P3" style:family="paragraph" style:parent-style-name="Standard">
      <style:paragraph-properties fo:text-align="start" style:justify-single-word="false"/>
      <style:text-properties style:font-name="Khmer OS" officeooo:rsid="001aca1f" officeooo:paragraph-rsid="000af772"/>
    </style:style>
    <style:style style:name="P4" style:family="paragraph" style:parent-style-name="Standard">
      <style:text-properties style:font-name="Khmer OS" officeooo:rsid="001aca1f" officeooo:paragraph-rsid="000af772"/>
    </style:style>
    <style:style style:name="P5" style:family="paragraph" style:parent-style-name="Standard">
      <style:paragraph-properties fo:text-align="start" style:justify-single-word="false"/>
      <style:text-properties style:font-name="Khmer OS" officeooo:rsid="000bf827" officeooo:paragraph-rsid="000bf827"/>
    </style:style>
    <style:style style:name="P6" style:family="paragraph" style:parent-style-name="Standard">
      <style:paragraph-properties fo:text-align="start" style:justify-single-word="false"/>
      <style:text-properties style:font-name="Khmer OS" officeooo:rsid="000bf827" officeooo:paragraph-rsid="000d6dbc"/>
    </style:style>
    <style:style style:name="P7" style:family="paragraph" style:parent-style-name="Standard">
      <style:paragraph-properties fo:text-align="start" style:justify-single-word="false"/>
      <style:text-properties style:font-name="Khmer OS" officeooo:rsid="000bf827" officeooo:paragraph-rsid="000ea116"/>
    </style:style>
    <style:style style:name="P8" style:family="paragraph" style:parent-style-name="Standard">
      <style:paragraph-properties fo:text-align="start" style:justify-single-word="false"/>
      <style:text-properties style:font-name="Khmer OS" officeooo:rsid="000d6dbc" officeooo:paragraph-rsid="000d6dbc"/>
    </style:style>
    <style:style style:name="T1" style:family="text">
      <style:text-properties officeooo:rsid="000af772"/>
    </style:style>
    <style:style style:name="T2" style:family="text">
      <style:text-properties officeooo:rsid="000bf827"/>
    </style:style>
    <style:style style:name="T3" style:family="text">
      <style:text-properties officeooo:rsid="000d6dbc"/>
    </style:style>
    <style:style style:name="T4" style:family="text">
      <style:text-properties officeooo:rsid="000ea116"/>
    </style:style>
    <style:style style:name="T5" style:family="text">
      <style:text-properties officeooo:rsid="000f24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ame: Corn Daveat</text:p>
      <text:p text:style-name="P4">Class: M3</text:p>
      <text:p text:style-name="P4"/>
      <text:p text:style-name="P2">Homework <text:span text:style-name="T1">3</text:span></text:p>
      <text:p text:style-name="P3"/>
      <text:p text:style-name="P5">65.1</text:p>
      <text:p text:style-name="P1"/>
      <text:p text:style-name="P1"><text:tab/>1. <text:span text:style-name="T2">Last week I went to training course<text:line-break/><text:tab/>2. The boss gave someone the sack.<text:line-break/><text:tab/>3. She resigned her job because of the long hours.</text:span></text:p>
      <text:p text:style-name="P5"><text:tab/>4. I am responsible of both departments.</text:p>
      <text:p text:style-name="P5"><text:tab/>5. His job involves travel</text:p>
      <text:p text:style-name="P5"><text:tab/>6. I earn a lot in my last job.</text:p>
      <text:p text:style-name="P5"/>
      <text:p text:style-name="P5">65.2</text:p>
      <text:p text:style-name="P5"/>
      <text:p text:style-name="P5"><text:tab/>1. the same</text:p>
      <text:p text:style-name="P5"><text:tab/>2. different</text:p>
      <text:p text:style-name="P5"><text:tab/>3. the same</text:p>
      <text:p text:style-name="P5"><text:tab/>4. the same</text:p>
      <text:p text:style-name="P5"><text:tab/>5. different</text:p>
      <text:p text:style-name="P5"><text:tab/>6. different</text:p>
      <text:p text:style-name="P5"/>
      <text:p text:style-name="P5">65.3</text:p>
      <text:p text:style-name="P5"/>
      <text:p text:style-name="P8"><text:tab/>1. <text:span text:style-name="T4">I’d like to apply that job, but I don’t think I’ll get employ.</text:span></text:p>
      <text:p text:style-name="P6"><text:span text:style-name="T3"><text:tab/>2</text:span>. <text:span text:style-name="T3">He got a job that responsible in the shoe department.</text:span></text:p>
      <text:p text:style-name="P6"><text:soft-page-break/><text:span text:style-name="T3"><text:tab/>4. We are training him</text:span></text:p>
      <text:p text:style-name="P6"><text:span text:style-name="T3"><text:tab/>5. </text:span><text:span text:style-name="T5">He promoted and they paid him very well.</text:span></text:p>
      <text:p text:style-name="P6"><text:span text:style-name="T3"><text:tab/>6. I’m looking for a half-time job </text:span><text:span text:style-name="T5">and easier job.</text:span></text:p>
      <text:p text:style-name="P6"/>
      <text:p text:style-name="P6"><text:span text:style-name="T3">65.4</text:span></text:p>
      <text:p text:style-name="P6"><text:span text:style-name="T3"><text:tab/>1. pay rise</text:span></text:p>
      <text:p text:style-name="P6"><text:span text:style-name="T3"><text:tab/>2. </text:span><text:span text:style-name="T4">pay</text:span></text:p>
      <text:p text:style-name="P6"><text:span text:style-name="T3"><text:tab/>3. at</text:span></text:p>
      <text:p text:style-name="P6"><text:span text:style-name="T3"><text:tab/>4. involve</text:span></text:p>
      <text:p text:style-name="P7"><text:span text:style-name="T3"><text:tab/>5. </text:span><text:span text:style-name="T4">applying</text:span></text:p>
      <text:p text:style-name="P7"><text:span text:style-name="T3"><text:tab/></text:span><text:span text:style-name="T4">6. get the sack</text:span><text:span text:style-name="T3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22T11:14:42.563408120</dc:date>
    <meta:editing-duration>PT12M20S</meta:editing-duration>
    <meta:editing-cycles>3</meta:editing-cycles>
    <meta:generator>LibreOffice/7.1.3.2$Linux_X86_64 LibreOffice_project/10$Build-2</meta:generator>
    <meta:document-statistic meta:table-count="0" meta:image-count="0" meta:object-count="0" meta:page-count="2" meta:paragraph-count="28" meta:word-count="136" meta:character-count="660" meta:non-whitespace-character-count="528"/>
  </office:meta>
</office:document-meta>
</file>